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866543776578074800" text:style-name="L1">
        <text:list-item>
          <text:list>
            <text:list-item>
              <text:p text:style-name="P6">miles in the last week</text:p>
              <text:p text:style-name="P7"/>
            </text:list-item>
          </text:list>
        </text:list-item>
      </text:list>
      <text:p text:style-name="P4"><text:soft-page-break/>Sat Jan 6, 2018 <text:span text:style-name="T1">no running </text:span></text:p>
      <text:p text:style-name="P4">Sun Jan 7, 2018<text:span text:style-name="T1"> 5.5 miles <text:s text:c="2"/></text:span></text:p>
      <text:p text:style-name="P4">I ran on a treadmill at the Vernon YMCA.</text:p>
      <text:p text:style-name="P4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4">Mile splits: 10:00, 9:00, 9:00, 8:58, (4:01 + 3:47) = 7:48 </text:p>
      <text:p text:style-name="P4"/>
      <text:p text:style-name="P4">Mon Jan 8, 2018 <text:span text:style-name="T1">5.5 miles</text:span> </text:p>
      <text:p text:style-name="P4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4"/>
      <text:p text:style-name="P4">Tues Jan 9, 2018 <text:span text:style-name="T1">4.5 miles</text:span> <text:s text:c="2"/></text:p>
      <text:p text:style-name="P4">I ran on the Wise center indoor track.</text:p>
      <text:p text:style-name="P4">2 miles in 18:40, <text:s/>Splits: <text:s/>8:44 and 9:56</text:p>
      <text:p text:style-name="P4">¼ mile walk and jog</text:p>
      <text:p text:style-name="P4">1 mile in 7:50</text:p>
      <text:p text:style-name="P4">¼ mile walk and jog</text:p>
      <text:p text:style-name="P4">1 mile in 9:46</text:p>
      <text:p text:style-name="P4"/>
      <text:p text:style-name="P4">Wed Jan 10, 2018 <text:s/><text:span text:style-name="T1">2 miles</text:span> <text:s/></text:p>
      <text:p text:style-name="P4">I ran 2 miles on the indoor track in 9:15 + 8:50.</text:p>
      <text:p text:style-name="P4">Then I used 18 weight machines for a full body workout. I did about 10 reps with 40 pounds on most machines.</text:p>
      <text:p text:style-name="P4"/>
      <text:p text:style-name="P4">Thur Jan 11, 2018 <text:span text:style-name="T1">5.5 miles</text:span> </text:p>
      <text:p text:style-name="P4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4"/>
      <text:p text:style-name="P4">Fri Jan 12, 2018 <text:span text:style-name="T1">6.7 miles</text:span> <text:s/></text:p>
      <text:p text:style-name="P4">I jogged 0.5 miles to the Wise Center. <text:s/>On a treadmill I ran 2 miles averaging 9:00/mile at various paces. <text:s/>The fastest was 7:30/mile for about 0.1 miles. </text:p>
      <text:p text:style-name="P4">After resting about 4 minutes I ran a 5K in 24:23 or 7:52/mile with a 0.1 mile lead into the run and a half mile warm down in about 5:00. <text:s/>I jogged ½ mile home </text:p>
      <text:p text:style-name="P4">The splits for the 5K were: 7:57, 7:53, 7:47 and 45 seconds for the last 0.1 miles </text:p>
      <text:p text:style-name="P5">29.7 miles in the past week</text:p>
      <text:p text:style-name="P3"><text:soft-page-break/>Sat Jan 13, 2018 <text:span text:style-name="T1">no running</text:span> <text:s/></text:p>
      <text:p text:style-name="P3"/>
      <text:p text:style-name="P3">Sun Jan 14, 2018 <text:span text:style-name="T1">5.5 miles</text:span></text:p>
      <text:p text:style-name="P3">I ran on a treadmill at the Vernon YMCA.</text:p>
      <text:p text:style-name="P3">I ran 5 miles averaging 9:30/mile. Approximate splits: 10:00, 9:40, 9:30, 9:20, 9:00</text:p>
      <text:p text:style-name="P3">I warmed down with a half mile in about 5:30</text:p>
      <text:p text:style-name="P3"/>
      <text:p text:style-name="P3">Mon Jan 15, 2018 <text:span text:style-name="T1">5.5 miles</text:span> <text:s/></text:p>
      <text:p text:style-name="P3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3"/>
      <text:p text:style-name="P3">Tues Jan 16, 2018 <text:span text:style-name="T1">6.5 miles </text:span><text:s/></text:p>
      <text:p text:style-name="P3">I ran 1 mile on the Wise Center indoor track in 9:05 and rested 2 minutes. <text:s/>On a treadmill I ran 7 x ½ mile with a ¼ mile jog before each run and a ¼ mile jog after the last run. <text:s/>The runs were all in 4:00 and the jogs were all about 3:00.</text:p>
      <text:p text:style-name="P3">My pulse at the end of miles 1, 3, 5, and 7 was 142, 145, 148 and 149.</text:p>
      <text:p text:style-name="P3"/>
      <text:p text:style-name="P3">Wed Jan 17,2018 <text:span text:style-name="T1">4.5 miles</text:span> <text:s/></text:p>
      <text:p text:style-name="P3">I walked and ran 4.5 miles in 10:43/mile on the Wise Center indoor tr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17T14:07:10.87</dc:date>
    <dc:creator>James Lombardi</dc:creator>
    <meta:editing-duration>PT20H30M14S</meta:editing-duration>
    <meta:editing-cycles>119</meta:editing-cycles>
    <meta:generator>OpenOffice/4.1.2$Win32 OpenOffice.org_project/412m3$Build-9782</meta:generator>
    <meta:document-statistic meta:table-count="0" meta:image-count="0" meta:object-count="0" meta:page-count="3" meta:paragraph-count="60" meta:word-count="1023" meta:character-count="4943"/>
  </office:meta>
</office:document-meta>
</file>